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4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.313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0.064cm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0.065cm"/>
    </style:style>
    <style:style style:name="gr10" style:family="graphic" style:parent-style-name="standard">
      <style:graphic-properties draw:textarea-horizontal-align="justify" draw:textarea-vertical-align="middle" draw:auto-grow-height="false" fo:min-height="0.073cm" fo:min-width="0.0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31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83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83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8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3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368cm" fo:min-width="1.2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2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368cm" fo:min-width="1.2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368cm" fo:min-width="1.2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9cm" svg:height="1.902cm" svg:x="2.871cm" svg:y="7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-1.024cm" svg:x1="3.816cm" svg:y1="7.59cm" svg:x2="8.694cm" svg:y2="5.959cm" draw:start-shape="id1" draw:start-glue-point="4" svg:d="M3816 7590v-2090h4878v459" svg:viewBox="0 0 4879 2091">
          <text:p/>
        </draw:connector>
        <draw:g xml:id="id2" draw:id="id2">
          <draw:line draw:style-name="gr3" draw:text-style-name="P3" draw:layer="layout" svg:x1="12.152cm" svg:y1="12.492cm" svg:x2="11.551cm" svg:y2="12.253cm">
            <text:p/>
          </draw:line>
          <draw:line draw:style-name="gr3" draw:text-style-name="P3" draw:layer="layout" svg:x1="12.735cm" svg:y1="11.662cm" svg:x2="11.552cm" svg:y2="12.256cm">
            <text:p/>
          </draw:line>
          <draw:line draw:style-name="gr3" draw:text-style-name="P3" draw:layer="layout" svg:x1="12.763cm" svg:y1="10.586cm" svg:x2="11.539cm" svg:y2="10.084cm">
            <text:p/>
          </draw:line>
          <draw:line draw:style-name="gr3" draw:text-style-name="P3" draw:layer="layout" svg:x1="12.764cm" svg:y1="11.687cm" svg:x2="11.54cm" svg:y2="11.185cm">
            <text:p/>
          </draw:line>
          <draw:line draw:style-name="gr3" draw:text-style-name="P3" draw:layer="layout" svg:x1="12.754cm" svg:y1="10.564cm" svg:x2="11.571cm" svg:y2="11.158cm">
            <text:p/>
          </draw:line>
          <draw:line draw:style-name="gr3" draw:text-style-name="P3" draw:layer="layout" svg:x1="12.714cm" svg:y1="9.477cm" svg:x2="11.531cm" svg:y2="10.071cm">
            <text:p/>
          </draw:line>
          <draw:line draw:style-name="gr3" draw:text-style-name="P3" draw:layer="layout" svg:x1="12.655cm" svg:y1="9.49cm" svg:x2="12.054cm" svg:y2="9.251cm">
            <text:p/>
          </draw:line>
        </draw:g>
        <draw:frame draw:style-name="gr4" draw:text-style-name="P4" draw:layer="layout" svg:width="1.144cm" svg:height="1.114cm" svg:x="4.4cm" svg:y="7.2cm">
          <draw:text-box draw:corner-radius="0.505cm">
            <text:p><text:span text:style-name="T1">v</text:span><text:span text:style-name="T2">in</text:span></text:p>
          </draw:text-box>
        </draw:frame>
        <draw:g xml:id="id7" draw:id="id7">
          <draw:line draw:style-name="gr5" draw:text-style-name="P3" draw:layer="layout" svg:x1="14.437cm" svg:y1="9.946cm" svg:x2="14.437cm" svg:y2="10.608cm">
            <text:p/>
          </draw:line>
          <draw:line draw:style-name="gr5" draw:text-style-name="P3" draw:layer="layout" svg:x1="13.524cm" svg:y1="10.614cm" svg:x2="15.349cm" svg:y2="10.614cm">
            <text:p/>
          </draw:line>
          <draw:line draw:style-name="gr5" draw:text-style-name="P3" draw:layer="layout" svg:x1="13.524cm" svg:y1="11.28cm" svg:x2="15.349cm" svg:y2="11.28cm">
            <text:p/>
          </draw:line>
          <draw:line draw:style-name="gr5" draw:text-style-name="P3" draw:layer="layout" svg:x1="14.437cm" svg:y1="11.277cm" svg:x2="14.437cm" svg:y2="11.939cm">
            <text:p/>
          </draw:line>
        </draw:g>
        <draw:connector draw:style-name="gr2" draw:text-style-name="P2" draw:layer="layout" draw:line-skew="1.247cm" svg:x1="3.816cm" svg:y1="9.492cm" svg:x2="8.844cm" svg:y2="11.311cm" draw:start-shape="id1" svg:d="M3816 9492v2408h5028v-589" svg:viewBox="0 0 5029 2409">
          <text:p/>
        </draw:connector>
        <draw:connector draw:style-name="gr2" draw:text-style-name="P2" xml:id="id3" draw:id="id3" draw:layer="layout" svg:x1="6.114cm" svg:y1="8.472cm" svg:x2="5.364cm" svg:y2="13.396cm" svg:d="M6114 8472v9h-750v4915" svg:viewBox="0 0 751 4925">
          <text:p/>
        </draw:connector>
        <draw:connector draw:style-name="gr2" draw:text-style-name="P2" draw:layer="layout" svg:x1="11.279cm" svg:y1="8.562cm" svg:x2="12.147cm" svg:y2="9.251cm" draw:end-shape="id2" draw:end-glue-point="0" svg:d="M11279 8562v70h868v619" svg:viewBox="0 0 869 690">
          <text:p/>
        </draw:connector>
        <draw:connector draw:style-name="gr2" draw:text-style-name="P2" draw:layer="layout" svg:x1="5.364cm" svg:y1="13.396cm" svg:x2="12.147cm" svg:y2="12.492cm" draw:start-shape="id3" draw:start-glue-point="3" draw:end-shape="id2" draw:end-glue-point="2" svg:d="M5364 13396v501h6783v-1405" svg:viewBox="0 0 6784 1406">
          <text:p/>
        </draw:connector>
        <draw:frame draw:style-name="gr6" draw:text-style-name="P4" draw:layer="layout" svg:width="0.759cm" svg:height="3.095cm" svg:x="14.764cm" svg:y="9.602cm">
          <draw:text-box draw:corner-radius="3cm">
            <text:p>+</text:p>
            <text:p/>
            <text:p/>
            <text:p>-</text:p>
          </draw:text-box>
        </draw:frame>
        <draw:line draw:style-name="gr7" draw:text-style-name="P5" draw:layer="layout" svg:x1="6.186cm" svg:y1="8.481cm" svg:x2="8.894cm" svg:y2="11.375cm">
          <text:p/>
        </draw:line>
        <draw:custom-shape draw:style-name="gr8" draw:text-style-name="P2" draw:layer="layout" svg:width="1.128cm" svg:height="0.953cm" draw:transform="skewX (0.00104719755119659) rotate (-0.37542032210398) translate (7.211cm 8.8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6.186cm" svg:y1="8.481cm" svg:x2="8.707cm" svg:y2="6.053cm">
          <text:p/>
        </draw:line>
        <draw:line draw:style-name="gr7" draw:text-style-name="P5" draw:layer="layout" svg:x1="8.8cm" svg:y1="11.375cm" svg:x2="11.228cm" svg:y2="8.574cm">
          <text:p/>
        </draw:line>
        <draw:line draw:style-name="gr7" draw:text-style-name="P5" draw:layer="layout" svg:x1="8.707cm" svg:y1="6.053cm" svg:x2="11.321cm" svg:y2="8.481cm">
          <text:p/>
        </draw:line>
        <draw:custom-shape draw:style-name="gr9" draw:text-style-name="P2" draw:layer="layout" svg:width="1.129cm" svg:height="0.953cm" draw:transform="skewX (-0.00104719755119659) rotate (-0.769864733054699) translate (7.5cm 6.4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5" draw:id="id5" draw:layer="layout" svg:width="1.065cm" svg:height="0.969cm" draw:transform="skewX (-0.00104719755119655) rotate (-1.03672557568463) translate (21.758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.128cm" svg:height="0.955cm" draw:transform="rotate (-0.713141532364883) translate (9.985cm 9.16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1.331cm" svg:height="1.114cm" svg:x="15.569cm" svg:y="10.491cm">
          <draw:text-box>
            <text:p><text:span text:style-name="T1">v</text:span><text:span text:style-name="T2">o</text:span></text:p>
          </draw:text-box>
        </draw:frame>
        <draw:frame draw:style-name="gr11" draw:text-style-name="P4" draw:layer="layout" svg:width="1.331cm" svg:height="1.114cm" svg:x="8.973cm" svg:y="8.7cm">
          <draw:text-box>
            <text:p><text:span text:style-name="T1">D</text:span><text:span text:style-name="T2">2</text:span></text:p>
          </draw:text-box>
        </draw:frame>
        <draw:frame draw:style-name="gr12" draw:text-style-name="P7" draw:layer="layout" svg:width="1.332cm" svg:height="1.114cm" svg:x="6.746cm" svg:y="9.981cm">
          <draw:text-box>
            <text:p text:style-name="P6"><text:span text:style-name="T3">D</text:span><text:span text:style-name="T4">3</text:span></text:p>
          </draw:text-box>
        </draw:frame>
        <draw:frame draw:style-name="gr13" draw:text-style-name="P7" draw:layer="layout" svg:width="1.332cm" svg:height="1.114cm" svg:x="6.441cm" svg:y="5.929cm">
          <draw:text-box>
            <text:p text:style-name="P6"><text:span text:style-name="T5">D</text:span><text:span text:style-name="T4">4</text:span></text:p>
          </draw:text-box>
        </draw:frame>
        <draw:frame draw:style-name="gr14" draw:text-style-name="P7" draw:layer="layout" svg:width="1.332cm" svg:height="1.114cm" svg:x="10.5cm" svg:y="6.286cm">
          <draw:text-box>
            <text:p text:style-name="P6"><text:span text:style-name="T3">D</text:span><text:span text:style-name="T2">1</text:span></text:p>
          </draw:text-box>
        </draw:frame>
        <draw:frame draw:style-name="gr15" draw:text-style-name="P4" draw:layer="layout" svg:width="1.332cm" svg:height="1.115cm" svg:x="13.268cm" svg:y="9.6cm">
          <draw:text-box>
            <text:p><text:span text:style-name="T1">C</text:span></text:p>
          </draw:text-box>
        </draw:frame>
        <draw:g xml:id="id4" draw:id="id4">
          <draw:line draw:style-name="gr3" draw:text-style-name="P3" draw:layer="layout" svg:x1="19.535cm" svg:y1="8.61cm" svg:x2="19.32cm" svg:y2="9.218cm">
            <text:p/>
          </draw:line>
          <draw:line draw:style-name="gr3" draw:text-style-name="P3" draw:layer="layout" svg:x1="18.683cm" svg:y1="8.051cm" svg:x2="19.323cm" svg:y2="9.216cm">
            <text:p/>
          </draw:line>
          <draw:line draw:style-name="gr3" draw:text-style-name="P3" draw:layer="layout" svg:x1="17.608cm" svg:y1="8.054cm" svg:x2="17.153cm" svg:y2="9.292cm">
            <text:p/>
          </draw:line>
          <draw:line draw:style-name="gr3" draw:text-style-name="P3" draw:layer="layout" svg:x1="18.708cm" svg:y1="8.021cm" svg:x2="18.253cm" svg:y2="9.259cm">
            <text:p/>
          </draw:line>
          <draw:line draw:style-name="gr3" draw:text-style-name="P3" draw:layer="layout" svg:x1="17.585cm" svg:y1="8.063cm" svg:x2="18.225cm" svg:y2="9.228cm">
            <text:p/>
          </draw:line>
          <draw:line draw:style-name="gr3" draw:text-style-name="P3" draw:layer="layout" svg:x1="16.5cm" svg:y1="8.135cm" svg:x2="17.14cm" svg:y2="9.3cm">
            <text:p/>
          </draw:line>
          <draw:line draw:style-name="gr3" draw:text-style-name="P3" draw:layer="layout" svg:x1="16.515cm" svg:y1="8.194cm" svg:x2="16.3cm" svg:y2="8.802cm">
            <text:p/>
          </draw:line>
        </draw:g>
        <draw:custom-shape draw:style-name="gr16" draw:text-style-name="P2" draw:layer="layout" svg:width="0.9cm" svg:height="0.054cm" draw:transform="rotate (-0.77300632570829) translate (7.628cm 6.433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cm" svg:height="0.054cm" draw:transform="rotate (0.845088423815654) translate (10.104cm 7.973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cm" svg:height="0.054cm" draw:transform="rotate (-2.43473430653209) translate (8.204cm 9.96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cm" svg:height="0.054cm" draw:transform="rotate (-0.77300632570829) translate (10.142cm 9.133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cm" svg:height="0.054cm" draw:transform="rotate (-0.0099483767363673) translate (21cm 10.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65cm" svg:height="0.969cm" draw:transform="skewX (-0.00104719755119655) rotate (-1.03672557568463) translate (21.734cm 11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xml:id="id6" draw:id="id6" draw:layer="layout" svg:width="0.9cm" svg:height="0.054cm" draw:transform="rotate (-0.0099483767363673) translate (20.976cm 13.1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xml:id="id9" draw:id="id9" draw:layer="layout" svg:x1="19.535cm" svg:y1="8.66cm" svg:x2="21.477cm" svg:y2="9.376cm" draw:start-shape="id4" draw:start-glue-point="1" draw:end-shape="id5" draw:end-glue-point="5" svg:d="M19535 8660h1942v716" svg:viewBox="0 0 1943 717">
          <text:p/>
        </draw:connector>
        <draw:connector draw:style-name="gr2" draw:text-style-name="P2" draw:layer="layout" draw:line-skew="0.15cm" svg:x1="21.425cm" svg:y1="13.158cm" svg:x2="12.173cm" svg:y2="13.836cm" draw:start-shape="id6" draw:start-glue-point="2" svg:d="M21425 13158v742h-9252v-64" svg:viewBox="0 0 9253 743">
          <text:p/>
        </draw:connector>
        <draw:connector draw:style-name="gr2" draw:text-style-name="P2" draw:layer="layout" svg:x1="14.436cm" svg:y1="11.939cm" svg:x2="14.43cm" svg:y2="13.88cm" draw:start-shape="id7" draw:start-glue-point="2" svg:d="M14436 11939v1246h-6v695" svg:viewBox="0 0 7 1942">
          <text:p/>
        </draw:connector>
        <draw:connector draw:style-name="gr2" draw:text-style-name="P2" draw:layer="layout" svg:x1="12.192cm" svg:y1="8.67cm" svg:x2="16.3cm" svg:y2="8.66cm" draw:end-shape="id4" draw:end-glue-point="3" svg:d="M12192 8670h1779v-10h2329" svg:viewBox="0 0 4109 11">
          <text:p/>
        </draw:connector>
        <draw:connector draw:style-name="gr2" draw:text-style-name="P2" draw:layer="layout" svg:x1="14.431cm" svg:y1="8.664cm" svg:x2="14.436cm" svg:y2="9.946cm" draw:end-shape="id7" draw:end-glue-point="0" svg:d="M14431 8664v366h5v916" svg:viewBox="0 0 6 1283">
          <text:p/>
        </draw:connector>
        <draw:frame draw:style-name="gr17" draw:text-style-name="P7" draw:layer="layout" svg:width="1.795cm" svg:height="1.618cm" draw:transform="rotate (1.56765473414131) translate (22.276cm 11.795cm)">
          <draw:text-box>
            <text:p text:style-name="P6"><text:span text:style-name="T5">...</text:span></text:p>
          </draw:text-box>
        </draw:frame>
        <draw:custom-shape draw:style-name="gr10" draw:text-style-name="P2" xml:id="id8" draw:id="id8" draw:layer="layout" svg:width="1.065cm" svg:height="0.969cm" draw:transform="skewX (-0.00104719755119655) rotate (-1.03672557568463) translate (24.458cm 8.9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9cm" svg:height="0.054cm" draw:transform="rotate (-0.0099483767363673) translate (23.7cm 10.33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65cm" svg:height="0.969cm" draw:transform="skewX (-0.00104719755119655) rotate (-1.03672557568463) translate (24.434cm 11.7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xml:id="id10" draw:id="id10" draw:layer="layout" svg:width="0.9cm" svg:height="0.054cm" draw:transform="rotate (-0.0099483767363673) translate (23.676cm 13.137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4.177cm" svg:y1="9.413cm" svg:x2="21.477cm" svg:y2="8.66cm" draw:start-shape="id8" draw:start-glue-point="5" draw:end-shape="id9" draw:end-glue-point="0" svg:d="M24177 9413v-753h-2700" svg:viewBox="0 0 2701 754">
          <text:p/>
        </draw:connector>
        <draw:connector draw:style-name="gr2" draw:text-style-name="P2" draw:layer="layout" draw:line-skew="0.102cm" svg:x1="24.125cm" svg:y1="13.195cm" svg:x2="21.397cm" svg:y2="13.895cm" draw:start-shape="id10" draw:start-glue-point="2" svg:d="M24125 13195v705h-2728v-5" svg:viewBox="0 0 2729 706">
          <text:p/>
        </draw:connector>
        <draw:frame draw:style-name="gr18" draw:text-style-name="P4" draw:layer="layout" svg:width="1.522cm" svg:height="1.115cm" draw:transform="rotate (1.5692255304681) translate (20cm 11.998cm)">
          <draw:text-box>
            <text:p><text:span text:style-name="T1">x19</text:span></text:p>
          </draw:text-box>
        </draw:frame>
        <draw:frame draw:style-name="gr6" draw:text-style-name="P4" draw:layer="layout" svg:width="0.759cm" svg:height="3.095cm" svg:x="25cm" svg:y="9.8cm">
          <draw:text-box draw:corner-radius="3cm">
            <text:p>+</text:p>
            <text:p/>
            <text:p/>
            <text:p>-</text:p>
          </draw:text-box>
        </draw:frame>
        <draw:frame draw:style-name="gr11" draw:text-style-name="P4" draw:layer="layout" svg:width="1.331cm" svg:height="1.114cm" svg:x="25.1cm" svg:y="10.786cm">
          <draw:text-box>
            <text:p><text:span text:style-name="T1">v</text:span><text:span text:style-name="T2">out</text:span></text:p>
          </draw:text-box>
        </draw:frame>
        <draw:custom-shape draw:style-name="gr8" draw:text-style-name="P2" draw:layer="layout" svg:width="1.128cm" svg:height="0.953cm" draw:transform="skewX (0.00104719755119659) rotate (-0.37542032210398) translate (9.65cm 6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1.674cm" svg:height="1.114cm" svg:x="18.669cm" svg:y="7cm">
          <draw:text-box>
            <text:p><text:span text:style-name="T1">R</text:span><text:span text:style-name="T2">vreg</text:span></text:p>
          </draw:text-box>
        </draw:frame>
        <draw:frame draw:style-name="gr11" draw:text-style-name="P4" draw:layer="layout" svg:width="1.552cm" svg:height="1.114cm" svg:x="10.148cm" svg:y="11cm">
          <draw:text-box>
            <text:p><text:span text:style-name="T1">R</text:span><text:span text:style-name="T2">env</text:span></text:p>
          </draw:text-box>
        </draw:frame>
        <draw:custom-shape draw:style-name="gr10" draw:text-style-name="P2" draw:layer="layout" svg:width="1.065cm" svg:height="0.969cm" draw:transform="skewX (-0.00104719755119655) rotate (-1.03672557568463) translate (23.223cm 8.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.065cm" svg:height="0.969cm" draw:transform="skewX (-0.00104719755119655) rotate (-1.03672557568463) translate (23.175cm 11.6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7" draw:layer="layout" svg:width="1.795cm" svg:height="1.618cm" draw:transform="rotate (1.56765473414131) translate (20.7cm 11.796cm)">
          <draw:text-box>
            <text:p text:style-name="P6"><text:span text:style-name="T5">...</text:span></text:p>
          </draw:text-box>
        </draw:frame>
        <draw:custom-shape draw:style-name="gr16" draw:text-style-name="P2" xml:id="id11" draw:id="id11" draw:layer="layout" svg:width="0.9cm" svg:height="0.054cm" draw:transform="rotate (-0.0099483767363673) translate (22.4cm 13.1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15cm" svg:x1="22.849cm" svg:y1="13.158cm" svg:x2="13.597cm" svg:y2="13.836cm" draw:start-shape="id11" draw:start-glue-point="2" svg:d="M22849 13158v742h-9252v-64" svg:viewBox="0 0 9253 743">
          <text:p/>
        </draw:connector>
        <draw:connector draw:style-name="gr2" draw:text-style-name="P2" draw:layer="layout" svg:x1="23cm" svg:y1="9.4cm" svg:x2="20.3cm" svg:y2="8.647cm" svg:d="M23000 9400v-753h-2700" svg:viewBox="0 0 2701 754">
          <text:p/>
        </draw:connector>
        <draw:frame draw:style-name="gr20" draw:text-style-name="P7" draw:layer="layout" svg:width="1.795cm" svg:height="1.618cm" draw:transform="rotate (1.56765473414131) translate (23.476cm 11.895cm)">
          <draw:text-box>
            <text:p text:style-name="P6"><text:span text:style-name="T5">...</text:span></text:p>
          </draw:text-box>
        </draw:frame>
        <draw:custom-shape draw:style-name="gr16" draw:text-style-name="P2" draw:layer="layout" svg:width="0.9cm" svg:height="0.054cm" draw:transform="rotate (-0.0099483767363673) translate (22.501cm 10.337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36:49.075143479</meta:creation-date>
    <dc:date>2021-05-02T22:30:16.645106316</dc:date>
    <meta:editing-duration>PT9M50S</meta:editing-duration>
    <meta:editing-cycles>2</meta:editing-cycles>
    <meta:generator>LibreOffice/6.4.7.2$Linux_X86_64 LibreOffice_project/40$Build-2</meta:generator>
    <meta:document-statistic meta:object-count="76"/>
  </office:meta>
</office:document-meta>
</file>